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53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68cm"/>
      <style:paragraph-properties style:writing-mode="lr-tb"/>
    </style:style>
    <style:style style:name="gr4" style:family="graphic" style:parent-style-name="standard">
      <style:graphic-properties draw:fill-color="#72cfca" draw:textarea-horizontal-align="justify" draw:textarea-vertical-align="middle" draw:auto-grow-height="false" fo:min-height="1.465cm" fo:min-width="2.675cm"/>
      <style:paragraph-properties style:writing-mode="lr-tb"/>
    </style:style>
    <style:style style:name="gr5" style:family="graphic" style:parent-style-name="standard">
      <style:graphic-properties svg:stroke-opacity="30%" draw:fill-color="#72cfca" draw:opacity="90%" draw:textarea-horizontal-align="justify" draw:textarea-vertical-align="middle" draw:auto-grow-height="false" fo:min-height="1.465cm" fo:min-width="2.6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2.995cm"/>
      <style:paragraph-properties style:writing-mode="lr-tb"/>
    </style:style>
    <style:style style:name="gr7" style:family="graphic" style:parent-style-name="standard">
      <style:graphic-properties svg:stroke-color="#000000" draw:fill-color="#d76b69" draw:textarea-horizontal-align="justify" draw:textarea-vertical-align="middle" draw:auto-grow-height="false" fo:min-height="1.045cm" fo:min-width="13.2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cfca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72cfca"/>
      <style:paragraph-properties fo:text-align="center"/>
      <style:text-properties fo:font-size="12pt"/>
    </style:style>
    <style:style style:name="P5" style:family="paragraph">
      <style:paragraph-properties fo:margin-left="0cm" fo:margin-right="0.152cm" fo:margin-top="0cm" fo:margin-bottom="0cm" fo:line-height="100%" fo:text-align="center" fo:text-indent="0cm"/>
      <style:text-properties fo:font-size="12pt"/>
    </style:style>
    <style:style style:name="P6" style:family="paragraph">
      <style:paragraph-properties fo:margin-left="0cm" fo:margin-right="0.152cm" fo:text-align="center" fo:text-indent="0cm"/>
      <style:text-properties fo:font-size="12pt"/>
    </style:style>
    <style:style style:name="P7" style:family="paragraph">
      <loext:graphic-properties draw:fill-color="#72cfca" draw:opacity="90%"/>
      <style:paragraph-properties fo:margin-left="0cm" fo:margin-right="0.152cm" fo:text-align="center" fo:text-indent="0cm"/>
      <style:text-properties fo:font-size="12pt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-color="#d76b69"/>
      <style:paragraph-properties fo:text-align="center"/>
      <style:text-properties fo:font-weight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2.54cm" svg:x="1.505cm" svg:y="2.905cm">
          <text:p text:style-name="P1">Vorarbe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37cm" svg:height="2.54cm" svg:x="11.105cm" svg:y="2.905cm">
          <text:p text:style-name="P1">Recherch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2.54cm" svg:x="16.04cm" svg:y="2.905cm">
          <text:p text:style-name="P1">Durchführu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8cm" svg:height="2.54cm" svg:x="21.405cm" svg:y="2.905cm">
          <text:p text:style-name="P1">Kontroll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715cm" svg:x="2.14cm" svg:y="6.397cm">
          <text:p text:style-name="P1"><text:span text:style-name="T1">Zieldefin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715cm" svg:x="2.14cm" svg:y="8.397cm">
          <text:p text:style-name="P3">Team organisier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715cm" svg:x="2.14cm" svg:y="10.397cm">
          <text:p text:style-name="P5"><text:span text:style-name="T2">Werkzeuge aussuchen</text:span></text:p>
          <text:p text:style-name="P5"><text:span text:style-name="T2">(GIT, Mngt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6.397cm">
          <text:p text:style-name="P6">Lösung eroiere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8.397cm">
          <text:p text:style-name="P6">Literatur MC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10.397cm">
          <text:p text:style-name="P6">Programmiesprach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94cm" svg:y="8.497cm">
          <text:p text:style-name="P6">Design</text:p>
          <text:p text:style-name="P6">Prototyp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94cm" svg:y="14.497cm">
          <text:p text:style-name="P6">Codi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94cm" svg:y="12.497cm">
          <text:p text:style-name="P6">Daten</text:p>
          <text:p text:style-name="P6">einpflege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94cm" svg:y="10.497cm">
          <text:p text:style-name="P6">Datenbank</text:p>
          <text:p text:style-name="P6">einrichte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1.44cm" svg:y="6.397cm">
          <text:p text:style-name="P6">Testi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1.44cm" svg:y="8.397cm">
          <text:p text:style-name="P6">Rücksprache mit</text:p>
          <text:p text:style-name="P6">Stakeholder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12.397cm">
          <text:p text:style-name="P6">Franewor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5cm" svg:height="2.54cm" svg:x="25.105cm" svg:y="2.905cm">
          <text:p text:style-name="P1">Abschlus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8.397cm">
          <text:p text:style-name="P6">Präsentation</text:p>
          <text:p text:style-name="P6">erstelle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10.397cm">
          <text:p text:style-name="P5"><text:span text:style-name="T2">Präsent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12.397cm">
          <text:p text:style-name="P6">Übergab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14.397cm">
          <text:p text:style-name="P6">Abschluss</text:p>
          <text:p text:style-name="P6">Meeti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94cm" svg:y="6.397cm">
          <text:p text:style-name="P6">Daten</text:p>
          <text:p text:style-name="P6">verarbeiten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741cm" svg:height="1.295cm" svg:x="7.667cm" svg:y="1.2cm">
          <text:p text:style-name="P8">Micro Credential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6.94cm" svg:y="16.497cm">
          <text:p text:style-name="P6">Doku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11.44cm" svg:y="14.397cm">
          <text:p text:style-name="P6">Wissens-aneignu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8cm" svg:height="2.54cm" svg:x="7.105cm" svg:y="2.905cm">
          <text:p text:style-name="P10">Planu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7.14cm" svg:y="6.397cm">
          <text:p text:style-name="P6">PSP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7.14cm" svg:y="8.397cm">
          <text:p text:style-name="P6">Kririscher</text:p>
          <text:p text:style-name="P6">Pfad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7.112cm" svg:y="10.425cm">
          <text:p text:style-name="P6">Zeitplanu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7.14cm" svg:y="12.397cm">
          <text:p text:style-name="P6">Ressourcen</text:p>
          <text:p text:style-name="P6">Planung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1.44cm" svg:y="10.397cm">
          <text:p text:style-name="P6">Jour fix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25.34cm" svg:y="6.397cm">
          <text:p text:style-name="P6">Reflektion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715cm" svg:x="7.14cm" svg:y="14.397cm">
          <text:p text:style-name="P6">Features + Desig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6T13:17:09.823608205</meta:creation-date>
    <dc:date>2023-04-26T14:28:32.380593075</dc:date>
    <meta:editing-duration>PT1H11M3S</meta:editing-duration>
    <meta:editing-cycles>41</meta:editing-cycles>
    <meta:generator>LibreOffice/7.3.7.2$Linux_X86_64 LibreOffice_project/30$Build-2</meta:generator>
    <meta:document-statistic meta:object-count="34"/>
  </office:meta>
</office:document-meta>
</file>